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621" officeooo:paragraph-rsid="0007a621"/>
    </style:style>
    <style:style style:name="P2" style:family="paragraph" style:parent-style-name="Standard">
      <style:text-properties officeooo:rsid="0007a621" officeooo:paragraph-rsid="001b2b8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a621" officeooo:paragraph-rsid="0007a62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a621" officeooo:paragraph-rsid="001b2b81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7a621" officeooo:paragraph-rsid="000c46b8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7a621" officeooo:paragraph-rsid="0007a621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7a621" officeooo:paragraph-rsid="001b2b81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c46b8" officeooo:paragraph-rsid="000c46b8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c46b8" officeooo:paragraph-rsid="001b2b81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12fd52" officeooo:paragraph-rsid="0012fd52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12fd52" officeooo:paragraph-rsid="001b2b81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7a621" officeooo:paragraph-rsid="0007a621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7a621" officeooo:paragraph-rsid="001b2b81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officeooo:rsid="000c46b8" officeooo:paragraph-rsid="000c46b8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officeooo:rsid="000c46b8" officeooo:paragraph-rsid="001b2b81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c46b8" officeooo:paragraph-rsid="000c46b8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c46b8" officeooo:paragraph-rsid="001b2b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1800" style:font-weight-asian="bold" style:font-weight-complex="bold"/>
    </style:style>
    <style:style style:name="T3" style:family="text">
      <style:text-properties fo:font-weight="bold" officeooo:rsid="0017c251" style:font-weight-asian="bold" style:font-weight-complex="bold"/>
    </style:style>
    <style:style style:name="T4" style:family="text">
      <style:text-properties fo:font-weight="bold" officeooo:rsid="000d43d8" style:font-weight-asian="bold" style:font-weight-complex="bold"/>
    </style:style>
    <style:style style:name="T5" style:family="text">
      <style:text-properties officeooo:rsid="000823e5"/>
    </style:style>
    <style:style style:name="T6" style:family="text">
      <style:text-properties officeooo:rsid="00091800"/>
    </style:style>
    <style:style style:name="T7" style:family="text">
      <style:text-properties officeooo:rsid="000d43d8"/>
    </style:style>
    <style:style style:name="T8" style:family="text">
      <style:text-properties officeooo:rsid="0017c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’est-ce qu’un conte ?</text:p>
      <text:p text:style-name="P1"/>
      <text:p text:style-name="P12">Un conte est <text:span text:style-name="T1">texte court</text:span> qui au départ était transmis <text:span text:style-name="T1">par oral</text:span>. Les frères Grimm en Allemagne, Charles Perrault en France ont écrit des contes qu’ils <text:span text:style-name="T5">avaient</text:span> d’abord entendus.</text:p>
      <text:p text:style-name="P5">Un conte commence par une <text:span text:style-name="T1">formule introductive</text:span> (« Il était une fois... ») et se termine par une <text:span text:style-name="T1">formule conclusive</text:span> (« Ils vécurent heureux… »). <text:span text:style-name="T6">Il contient </text:span><text:span text:style-name="T2">une scène qui se répète</text:span><text:span text:style-name="T6"> (« Mère Grande, que vous avez… »). </text:span><text:span text:style-name="T2">Le héros ou l’héroïne</text:span><text:span text:style-name="T6"> d’un conte doit souvent vaincre des </text:span><text:span text:style-name="T2">ennemis</text:span><text:span text:style-name="T6"> et <text:s/>peut être aidé(e) par des </text:span><text:span text:style-name="T2">adjuvants</text:span><text:span text:style-name="T6"> qui lui permettent – ou non ! – d’achever sa </text:span><text:span text:style-name="T2">quête</text:span><text:span text:style-name="T6">. </text:span></text:p>
      <text:p text:style-name="P5"/>
      <text:p text:style-name="P10">Le monde du conte est <text:span text:style-name="T1">imaginaire</text:span> : il se déroule à une <text:span text:style-name="T1">époque reculée et indéfinie</text:span> (« Il était une fois ») et <text:span text:style-name="T8">montre des êtres </text:span><text:span text:style-name="T3">fabuleux</text:span><text:span text:style-name="T8"> usant de magie comme les fées.</text:span></text:p>
      <text:p text:style-name="P6"/>
      <text:p text:style-name="P8">Le conte n’est pas un genre littéraire pour les enfants mais il s’agi<text:span text:style-name="T7">t de récits imaginés par les adultes </text:span><text:span text:style-name="T4">pour faire réfléchir sur notre monde et émerveiller</text:span><text:span text:style-name="T7">.</text:span></text:p>
      <text:p text:style-name="P8"/>
      <text:p text:style-name="P14"/>
      <text:p text:style-name="P16"/>
      <text:p text:style-name="P16"/>
      <text:p text:style-name="P4">Qu’est-ce qu’un conte ?</text:p>
      <text:p text:style-name="P2"/>
      <text:p text:style-name="P13">Un conte est <text:span text:style-name="T1">texte court</text:span> qui au départ était transmis <text:span text:style-name="T1">par oral</text:span>. Les frères Grimm en Allemagne, Charles Perrault en France ont écrit des contes qu’ils <text:span text:style-name="T5">avaient</text:span> d’abord entendus.</text:p>
      <text:p text:style-name="P7">Un conte commence par une <text:span text:style-name="T1">formule introductive</text:span> (« Il était une fois... ») et se termine par une <text:span text:style-name="T1">formule conclusive</text:span> (« Ils vécurent heureux… »). <text:span text:style-name="T6">Il contient </text:span><text:span text:style-name="T2">une scène qui se répète</text:span><text:span text:style-name="T6"> (« Mère Grande, que vous avez… »). </text:span><text:span text:style-name="T2">Le héros ou l’héroïne</text:span><text:span text:style-name="T6"> d’un conte doit souvent vaincre des </text:span><text:span text:style-name="T2">ennemis</text:span><text:span text:style-name="T6"> et <text:s/>peut être aidé(e) par des </text:span><text:span text:style-name="T2">adjuvants</text:span><text:span text:style-name="T6"> qui lui permettent – ou non ! – d’achever sa </text:span><text:span text:style-name="T2">quête</text:span><text:span text:style-name="T6">. </text:span></text:p>
      <text:p text:style-name="P7"/>
      <text:p text:style-name="P11">Le monde du conte est <text:span text:style-name="T1">imaginaire</text:span> : il se déroule à une <text:span text:style-name="T1">époque reculée et indéfinie</text:span> (« Il était une fois ») et <text:span text:style-name="T8">montre des êtres </text:span><text:span text:style-name="T3">fabuleux</text:span><text:span text:style-name="T8"> usant de magie comme les fées.</text:span></text:p>
      <text:p text:style-name="P7"/>
      <text:p text:style-name="P9">Le conte n’est pas un genre littéraire pour les enfants mais il s’agi<text:span text:style-name="T7">t de récits imaginés par les adultes </text:span><text:span text:style-name="T4">pour faire réfléchir sur notre monde et émerveiller</text:span><text:span text:style-name="T7">.</text:span></text:p>
      <text:p text:style-name="P9"/>
      <text:p text:style-name="P15"/>
      <text:p text:style-name="P17"/>
      <text:p text:style-name="P17"/>
      <text:p text:style-name="P4">Qu’est-ce qu’un conte ?</text:p>
      <text:p text:style-name="P2"/>
      <text:p text:style-name="P13">Un conte est <text:span text:style-name="T1">texte court</text:span> qui au départ était transmis <text:span text:style-name="T1">par oral</text:span>. Les frères Grimm en Allemagne, Charles Perrault en France ont écrit des contes qu’ils <text:span text:style-name="T5">avaient</text:span> d’abord entendus.</text:p>
      <text:p text:style-name="P7">Un conte commence par une <text:span text:style-name="T1">formule introductive</text:span> (« Il était une fois... ») et se termine par une <text:span text:style-name="T1">formule conclusive</text:span> (« Ils vécurent heureux… »). <text:span text:style-name="T6">Il contient </text:span><text:span text:style-name="T2">une scène qui se répète</text:span><text:span text:style-name="T6"> (« Mère Grande, que vous avez… »). </text:span><text:span text:style-name="T2">Le héros ou l’héroïne</text:span><text:span text:style-name="T6"> d’un conte doit souvent vaincre des </text:span><text:span text:style-name="T2">ennemis</text:span><text:span text:style-name="T6"> et <text:s/>peut être aidé(e) par des </text:span><text:span text:style-name="T2">adjuvants</text:span><text:span text:style-name="T6"> qui lui permettent – ou non ! – d’achever sa </text:span><text:span text:style-name="T2">quête</text:span><text:span text:style-name="T6">. </text:span></text:p>
      <text:p text:style-name="P7"/>
      <text:p text:style-name="P11">Le monde du conte est <text:span text:style-name="T1">imaginaire</text:span> : il se déroule à une <text:span text:style-name="T1">époque reculée et indéfinie</text:span> (« Il était une fois ») et <text:span text:style-name="T8">montre des êtres </text:span><text:span text:style-name="T3">fabuleux</text:span><text:span text:style-name="T8"> usant de magie comme les fées.</text:span></text:p>
      <text:p text:style-name="P7"/>
      <text:p text:style-name="P9">Le conte n’est pas un genre littéraire pour les enfants mais il s’agi<text:span text:style-name="T7">t de récits imaginés par les adultes </text:span><text:span text:style-name="T4">pour faire réfléchir sur notre monde et émerveiller</text:span><text:span text:style-name="T7">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2:36:07.060724196</meta:creation-date>
    <dc:date>2019-10-04T12:30:50.832000000</dc:date>
    <meta:editing-duration>PT20M53S</meta:editing-duration>
    <meta:editing-cycles>14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15" meta:word-count="477" meta:character-count="2685" meta:non-whitespace-character-count="2211"/>
  </office:meta>
</office:document-meta>
</file>